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CA_5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31 USF MAIS CORREGO DA BI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DA BICA V, 00024251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8M0S" table:style-name="ce3">
            <text:p>15:1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E MIRANDA DOMINGOS DA SILVA</text:p>
          </table:table-cell>
          <table:table-cell office:value-type="date" office:date-value="2005-03-24T00:00:00" table:style-name="ce2">
            <text:p>24/03/2005</text:p>
          </table:table-cell>
          <table:table-cell office:value-type="string" table:style-name="ce1">
            <text:p>20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1.194.524-76</text:p>
          </table:table-cell>
          <table:table-cell office:value-type="float" office:value="705601429432314" table:style-name="ce1">
            <text:p>7,05601E+14</text:p>
          </table:table-cell>
          <table:table-cell office:value-type="string" table:style-name="ce1">
            <text:p>(82) 98655-80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string" table:style-name="ce1">
            <text:p>3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7" table:style-name="ce1">
            <text:p>88,7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0/6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RA SOUZA DO NASCIMENTO</text:p>
          </table:table-cell>
          <table:table-cell office:value-type="date" office:date-value="2002-07-16T00:00:00" table:style-name="ce2">
            <text:p>16/07/2002</text:p>
          </table:table-cell>
          <table:table-cell office:value-type="string" table:style-name="ce1">
            <text:p>23 anos e 1 mê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825.274-40</text:p>
          </table:table-cell>
          <table:table-cell office:value-type="float" office:value="704705791966432" table:style-name="ce1">
            <text:p>7,04706E+14</text:p>
          </table:table-cell>
          <table:table-cell office:value-type="string" table:style-name="ce1">
            <text:p>(81) 98844-8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13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149/90</text:p>
          </table:table-cell>
          <table:table-cell office:value-type="date" office:date-value="2024-11-05T00:00:00" table:style-name="ce2">
            <text:p>05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ARBARA AMANDA MARIA DE MACEDO</text:p>
          </table:table-cell>
          <table:table-cell office:value-type="date" office:date-value="1996-04-16T00:00:00" table:style-name="ce2">
            <text:p>16/04/1996</text:p>
          </table:table-cell>
          <table:table-cell office:value-type="string" table:style-name="ce1">
            <text:p>29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11.404-84</text:p>
          </table:table-cell>
          <table:table-cell office:value-type="float" office:value="704206799633586" table:style-name="ce1">
            <text:p>7,04207E+14</text:p>
          </table:table-cell>
          <table:table-cell office:value-type="string" table:style-name="ce1">
            <text:p>(81) 99639-27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ego santa terezinha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64" table:style-name="ce1">
            <text:p>164</text:p>
          </table:table-cell>
          <table:table-cell office:value-type="date" office:date-value="2022-06-22T00:00:00" table:style-name="ce2">
            <text:p>22/06/2022</text:p>
          </table:table-cell>
          <table:table-cell office:value-type="string" table:style-name="ce1">
            <text:p>110/70</text:p>
          </table:table-cell>
          <table:table-cell office:value-type="date" office:date-value="2023-09-05T00:00:00" table:style-name="ce2">
            <text:p>05/09/2023</text:p>
          </table:table-cell>
          <table:table-cell office:value-type="string" table:style-name="ce1">
            <text:p>Alto</text:p>
          </table:table-cell>
          <table:table-cell office:value-type="float" office:value="183" table:style-name="ce1">
            <text:p>183</text:p>
          </table:table-cell>
          <table:table-cell office:value-type="float" office:value="5" table:style-name="ce1">
            <text:p>5</text:p>
          </table:table-cell>
          <table:table-cell office:value-type="float" office:value="183" table:style-name="ce1">
            <text:p>18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SILVA DO NASCIMENTO</text:p>
          </table:table-cell>
          <table:table-cell office:value-type="date" office:date-value="1994-10-18T00:00:00" table:style-name="ce2">
            <text:p>18/10/1994</text:p>
          </table:table-cell>
          <table:table-cell office:value-type="string" table:style-name="ce1">
            <text:p>30 anos e 10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090.414-98</text:p>
          </table:table-cell>
          <table:table-cell office:value-type="float" office:value="703404565699600" table:style-name="ce1">
            <text:p>7,03405E+14</text:p>
          </table:table-cell>
          <table:table-cell office:value-type="string" table:style-name="ce1">
            <text:p>(81) 99939-13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barbara</text:p>
          </table:table-cell>
          <table:table-cell office:value-type="string" table:style-name="ce1">
            <text:p>7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9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7" table:style-name="ce1">
            <text:p>57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2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 VIEIRA DE SOUZA</text:p>
          </table:table-cell>
          <table:table-cell office:value-type="date" office:date-value="1997-07-18T00:00:00" table:style-name="ce2">
            <text:p>18/07/1997</text:p>
          </table:table-cell>
          <table:table-cell office:value-type="string" table:style-name="ce1">
            <text:p>28 anos e 1 mê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180651337" table:style-name="ce1">
            <text:p>8,98004E+14</text:p>
          </table:table-cell>
          <table:table-cell office:value-type="string" table:style-name="ce1">
            <text:p>(81) 98338-04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barbar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9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172" table:style-name="ce1">
            <text:p>172</text:p>
          </table:table-cell>
          <table:table-cell office:value-type="date" office:date-value="2024-06-25T00:00:00" table:style-name="ce2">
            <text:p>25/06/2024</text:p>
          </table:table-cell>
          <table:table-cell office:value-type="string" table:style-name="ce1">
            <text:p>90/60</text:p>
          </table:table-cell>
          <table:table-cell office:value-type="date" office:date-value="2024-06-25T00:00:00" table:style-name="ce2">
            <text:p>25/06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UARDA TAVARES DA SILVA</text:p>
          </table:table-cell>
          <table:table-cell office:value-type="date" office:date-value="1993-07-07T00:00:00" table:style-name="ce2">
            <text:p>07/07/1993</text:p>
          </table:table-cell>
          <table:table-cell office:value-type="string" table:style-name="ce1">
            <text:p>32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9.727.854-40</text:p>
          </table:table-cell>
          <table:table-cell office:value-type="float" office:value="706009324195941" table:style-name="ce1">
            <text:p>7,06009E+14</text:p>
          </table:table-cell>
          <table:table-cell office:value-type="string" table:style-name="ce1">
            <text:p>(81) 98401-62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92-18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6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100/6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FLORENTINO DA SILVA</text:p>
          </table:table-cell>
          <table:table-cell office:value-type="date" office:date-value="1999-09-29T00:00:00" table:style-name="ce2">
            <text:p>29/09/1999</text:p>
          </table:table-cell>
          <table:table-cell office:value-type="string" table:style-name="ce1">
            <text:p>25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401.824-85</text:p>
          </table:table-cell>
          <table:table-cell office:value-type="float" office:value="203103875520005" table:style-name="ce1">
            <text:p>2,03104E+14</text:p>
          </table:table-cell>
          <table:table-cell office:value-type="string" table:style-name="ce1">
            <text:p>(81) 99603-22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inha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62" table:style-name="ce1">
            <text:p>162</text:p>
          </table:table-cell>
          <table:table-cell office:value-type="date" office:date-value="2023-07-24T00:00:00" table:style-name="ce2">
            <text:p>24/07/2023</text:p>
          </table:table-cell>
          <table:table-cell office:value-type="string" table:style-name="ce1">
            <text:p>90/60</text:p>
          </table:table-cell>
          <table:table-cell office:value-type="date" office:date-value="2023-10-18T00:00:00" table:style-name="ce2">
            <text:p>18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RODRIGUES ROSA</text:p>
          </table:table-cell>
          <table:table-cell office:value-type="date" office:date-value="2000-07-17T00:00:00" table:style-name="ce2">
            <text:p>17/07/2000</text:p>
          </table:table-cell>
          <table:table-cell office:value-type="string" table:style-name="ce1">
            <text:p>25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1.734.914-61</text:p>
          </table:table-cell>
          <table:table-cell office:value-type="float" office:value="705409468722599" table:style-name="ce1">
            <text:p>7,05409E+14</text:p>
          </table:table-cell>
          <table:table-cell office:value-type="string" table:style-name="ce1">
            <text:p>(81) 99715-27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BL 2 AP 06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480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7/65</text:p>
          </table:table-cell>
          <table:table-cell office:value-type="date" office:date-value="2024-07-11T00:00:00" table:style-name="ce2">
            <text:p>11/07/2024</text:p>
          </table:table-cell>
          <table:table-cell office:value-type="string" table:style-name="ce1">
            <text:p>Habitual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ISA EMILLY RODRIGUES SILVA</text:p>
          </table:table-cell>
          <table:table-cell office:value-type="date" office:date-value="2003-11-04T00:00:00" table:style-name="ce2">
            <text:p>04/11/2003</text:p>
          </table:table-cell>
          <table:table-cell office:value-type="string" table:style-name="ce1">
            <text:p>21 anos e 9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521.504-86</text:p>
          </table:table-cell>
          <table:table-cell office:value-type="float" office:value="706005835370346" table:style-name="ce1">
            <text:p>7,06006E+14</text:p>
          </table:table-cell>
          <table:table-cell office:value-type="string" table:style-name="ce1">
            <text:p>(81) 99637-84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ego santa terez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151" table:style-name="ce1">
            <text:p>151</text:p>
          </table:table-cell>
          <table:table-cell office:value-type="date" office:date-value="2024-11-14T00:00:00" table:style-name="ce2">
            <text:p>14/11/2024</text:p>
          </table:table-cell>
          <table:table-cell office:value-type="string" table:style-name="ce1">
            <text:p>140/80</text:p>
          </table:table-cell>
          <table:table-cell office:value-type="date" office:date-value="2024-11-14T00:00:00" table:style-name="ce2">
            <text:p>14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ISA KRYSLAINE FERREIRA BEZERRA</text:p>
          </table:table-cell>
          <table:table-cell office:value-type="date" office:date-value="2004-02-04T00:00:00" table:style-name="ce2">
            <text:p>04/02/2004</text:p>
          </table:table-cell>
          <table:table-cell office:value-type="string" table:style-name="ce1">
            <text:p>21 anos e 6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624.464-63</text:p>
          </table:table-cell>
          <table:table-cell office:value-type="float" office:value="898003932412623" table:style-name="ce1">
            <text:p>8,98004E+14</text:p>
          </table:table-cell>
          <table:table-cell office:value-type="string" table:style-name="ce1">
            <text:p>(81) 98974-0456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rego santa tereza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20/60</text:p>
          </table:table-cell>
          <table:table-cell office:value-type="date" office:date-value="2024-09-17T00:00:00" table:style-name="ce2">
            <text:p>17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QUE EMANUELLE SILVA DA HORA</text:p>
          </table:table-cell>
          <table:table-cell office:value-type="date" office:date-value="2003-09-30T00:00:00" table:style-name="ce2">
            <text:p>30/09/2003</text:p>
          </table:table-cell>
          <table:table-cell office:value-type="string" table:style-name="ce1">
            <text:p>21 anos e 11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1.592.114-03</text:p>
          </table:table-cell>
          <table:table-cell office:value-type="float" office:value="709205240125739" table:style-name="ce1">
            <text:p>7,09205E+14</text:p>
          </table:table-cell>
          <table:table-cell office:value-type="string" table:style-name="ce1">
            <text:p>(81) 98816-19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57-93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barbara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7" table:style-name="ce1">
            <text:p>72,7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LVANIA DA SILVA NELO VIEIRA</text:p>
          </table:table-cell>
          <table:table-cell office:value-type="date" office:date-value="1988-12-07T00:00:00" table:style-name="ce2">
            <text:p>07/12/1988</text:p>
          </table:table-cell>
          <table:table-cell office:value-type="string" table:style-name="ce1">
            <text:p>36 anos e 8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88.032.644-18</text:p>
          </table:table-cell>
          <table:table-cell office:value-type="float" office:value="705401447251093" table:style-name="ce1">
            <text:p>7,05401E+14</text:p>
          </table:table-cell>
          <table:table-cell office:value-type="string" table:style-name="ce1">
            <text:p>(81) 98349-80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80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57.5" table:style-name="ce1">
            <text:p>157,5</text:p>
          </table:table-cell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100/70</text:p>
          </table:table-cell>
          <table:table-cell office:value-type="date" office:date-value="2024-01-03T00:00:00" table:style-name="ce2">
            <text:p>03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8" table:style-name="ce1">
            <text:p>128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E KELLY DO NASCIMENTO</text:p>
          </table:table-cell>
          <table:table-cell office:value-type="date" office:date-value="2005-03-19T00:00:00" table:style-name="ce2">
            <text:p>19/03/2005</text:p>
          </table:table-cell>
          <table:table-cell office:value-type="string" table:style-name="ce1">
            <text:p>20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6.295.954-08</text:p>
          </table:table-cell>
          <table:table-cell office:value-type="float" office:value="704007382536065" table:style-name="ce1">
            <text:p>7,04007E+14</text:p>
          </table:table-cell>
          <table:table-cell office:value-type="string" table:style-name="ce1">
            <text:p>(81) 97301-11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20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3" table:style-name="ce1">
            <text:p>153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119/72</text:p>
          </table:table-cell>
          <table:table-cell office:value-type="date" office:date-value="2025-03-25T00:00:00" table:style-name="ce2">
            <text:p>25/03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ILENE BARBOSA DE ALMEIDA</text:p>
          </table:table-cell>
          <table:table-cell office:value-type="date" office:date-value="1986-10-07T00:00:00" table:style-name="ce2">
            <text:p>07/10/1986</text:p>
          </table:table-cell>
          <table:table-cell office:value-type="string" table:style-name="ce1">
            <text:p>38 anos e 10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550.044-10</text:p>
          </table:table-cell>
          <table:table-cell office:value-type="float" office:value="706005332514240" table:style-name="ce1">
            <text:p>7,06005E+14</text:p>
          </table:table-cell>
          <table:table-cell office:value-type="string" table:style-name="ce1">
            <text:p>(81) 98983-20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corrego santa terezinha</text:p>
          </table:table-cell>
          <table:table-cell office:value-type="string" table:style-name="ce1">
            <text:p>151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5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169" table:style-name="ce1">
            <text:p>169</text:p>
          </table:table-cell>
          <table:table-cell office:value-type="date" office:date-value="2023-01-04T00:00:00" table:style-name="ce2">
            <text:p>04/01/2023</text:p>
          </table:table-cell>
          <table:table-cell office:value-type="string" table:style-name="ce1">
            <text:p>160/90</text:p>
          </table:table-cell>
          <table:table-cell office:value-type="date" office:date-value="2023-01-04T00:00:00" table:style-name="ce2">
            <text:p>04/01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CIANA RODRIGUES GONSALVES</text:p>
          </table:table-cell>
          <table:table-cell office:value-type="date" office:date-value="1996-09-02T00:00:00" table:style-name="ce2">
            <text:p>02/09/1996</text:p>
          </table:table-cell>
          <table:table-cell office:value-type="string" table:style-name="ce1">
            <text:p>28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0.794.154-07</text:p>
          </table:table-cell>
          <table:table-cell office:value-type="float" office:value="702107733378095" table:style-name="ce1">
            <text:p>7,02108E+14</text:p>
          </table:table-cell>
          <table:table-cell office:value-type="string" table:style-name="ce1">
            <text:p>(81) 9950-46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ínio coelho</text:p>
          </table:table-cell>
          <table:table-cell office:value-type="string" table:style-name="ce1">
            <text:p>48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2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5" table:style-name="ce1">
            <text:p>55,5</text:p>
          </table:table-cell>
          <table:table-cell office:value-type="float" office:value="157" table:style-name="ce1">
            <text:p>157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100/60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8" table:style-name="ce1">
            <text:p>11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SSIA ELIZIANE CARNEIRO DE SANTANA</text:p>
          </table:table-cell>
          <table:table-cell office:value-type="date" office:date-value="1993-09-29T00:00:00" table:style-name="ce2">
            <text:p>29/09/1993</text:p>
          </table:table-cell>
          <table:table-cell office:value-type="string" table:style-name="ce1">
            <text:p>31 anos e 11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10.833.384-20</text:p>
          </table:table-cell>
          <table:table-cell office:value-type="float" office:value="706704569820414" table:style-name="ce1">
            <text:p>7,06705E+14</text:p>
          </table:table-cell>
          <table:table-cell office:value-type="string" table:style-name="ce1">
            <text:p>(81) 98624-21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4º SUBID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2" table:style-name="ce1">
            <text:p>90,2</text:p>
          </table:table-cell>
          <table:table-cell office:value-type="float" office:value="167" table:style-name="ce1">
            <text:p>167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137/84</text:p>
          </table:table-cell>
          <table:table-cell office:value-type="date" office:date-value="2025-03-24T00:00:00" table:style-name="ce2">
            <text:p>24/03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JOSE DA SILVA</text:p>
          </table:table-cell>
          <table:table-cell office:value-type="date" office:date-value="1988-02-13T00:00:00" table:style-name="ce2">
            <text:p>13/02/1988</text:p>
          </table:table-cell>
          <table:table-cell office:value-type="string" table:style-name="ce1">
            <text:p>37 anos e 6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01.924.204-96</text:p>
          </table:table-cell>
          <table:table-cell office:value-type="float" office:value="704801575837544" table:style-name="ce1">
            <text:p>7,04802E+14</text:p>
          </table:table-cell>
          <table:table-cell office:value-type="string" table:style-name="ce1">
            <text:p>(81) 98355-75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62" table:style-name="ce1">
            <text:p>162</text:p>
          </table:table-cell>
          <table:table-cell office:value-type="date" office:date-value="2018-11-12T00:00:00" table:style-name="ce2">
            <text:p>12/11/2018</text:p>
          </table:table-cell>
          <table:table-cell office:value-type="string" table:style-name="ce1">
            <text:p>100/80</text:p>
          </table:table-cell>
          <table:table-cell office:value-type="date" office:date-value="2018-11-12T00:00:00" table:style-name="ce2">
            <text:p>12/11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 ARAUJO DA SILVA</text:p>
          </table:table-cell>
          <table:table-cell office:value-type="date" office:date-value="1993-09-07T00:00:00" table:style-name="ce2">
            <text:p>07/09/1993</text:p>
          </table:table-cell>
          <table:table-cell office:value-type="string" table:style-name="ce1">
            <text:p>31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875.294-60</text:p>
          </table:table-cell>
          <table:table-cell office:value-type="float" office:value="704205240221281" table:style-name="ce1">
            <text:p>7,04205E+14</text:p>
          </table:table-cell>
          <table:table-cell office:value-type="string" table:style-name="ce1">
            <text:p>(81) 98701-53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2" table:style-name="ce1">
            <text:p>57,2</text:p>
          </table:table-cell>
          <table:table-cell office:value-type="float" office:value="158" table:style-name="ce1">
            <text:p>158</text:p>
          </table:table-cell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100/60</text:p>
          </table:table-cell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 CRISTINA GOMES DA SILVA</text:p>
          </table:table-cell>
          <table:table-cell office:value-type="date" office:date-value="1996-04-14T00:00:00" table:style-name="ce2">
            <text:p>14/04/1996</text:p>
          </table:table-cell>
          <table:table-cell office:value-type="string" table:style-name="ce1">
            <text:p>29 anos e 4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1.984.634-32</text:p>
          </table:table-cell>
          <table:table-cell office:value-type="float" office:value="898004853876369" table:style-name="ce1">
            <text:p>8,98005E+14</text:p>
          </table:table-cell>
          <table:table-cell office:value-type="string" table:style-name="ce1">
            <text:p>(81) 99337-79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20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ELLEN PORTO VIANA</text:p>
          </table:table-cell>
          <table:table-cell office:value-type="date" office:date-value="2004-03-12T00:00:00" table:style-name="ce2">
            <text:p>12/03/2004</text:p>
          </table:table-cell>
          <table:table-cell office:value-type="string" table:style-name="ce1">
            <text:p>21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344.514-89</text:p>
          </table:table-cell>
          <table:table-cell office:value-type="float" office:value="707604268249695" table:style-name="ce1">
            <text:p>7,07604E+14</text:p>
          </table:table-cell>
          <table:table-cell office:value-type="string" table:style-name="ce1">
            <text:p>(81) 99639-94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4-01-04T00:00:00" table:style-name="ce2">
            <text:p>04/0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8" table:style-name="ce1">
            <text:p>34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PAULA ALVES DOS SANTOS</text:p>
          </table:table-cell>
          <table:table-cell office:value-type="date" office:date-value="2004-01-30T00:00:00" table:style-name="ce2">
            <text:p>30/01/2004</text:p>
          </table:table-cell>
          <table:table-cell office:value-type="string" table:style-name="ce1">
            <text:p>21 anos e 7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3.745.744-86</text:p>
          </table:table-cell>
          <table:table-cell office:value-type="float" office:value="700305996732833" table:style-name="ce1">
            <text:p>7,00306E+14</text:p>
          </table:table-cell>
          <table:table-cell office:value-type="string" table:style-name="ce1">
            <text:p>(81) 99994-78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Alto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ÍCIA GABRIELA DA SILVA ARAÚJO</text:p>
          </table:table-cell>
          <table:table-cell office:value-type="date" office:date-value="2002-11-25T00:00:00" table:style-name="ce2">
            <text:p>25/11/2002</text:p>
          </table:table-cell>
          <table:table-cell office:value-type="string" table:style-name="ce1">
            <text:p>22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4.566.244-09</text:p>
          </table:table-cell>
          <table:table-cell office:value-type="float" office:value="709506676940470" table:style-name="ce1">
            <text:p>7,09507E+14</text:p>
          </table:table-cell>
          <table:table-cell office:value-type="string" table:style-name="ce1">
            <text:p>(81) 98319-35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55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4" table:style-name="ce1">
            <text:p>90,4</text:p>
          </table:table-cell>
          <table:table-cell office:value-type="float" office:value="171" table:style-name="ce1">
            <text:p>171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120/80</text:p>
          </table:table-cell>
          <table:table-cell office:value-type="date" office:date-value="2024-12-10T00:00:00" table:style-name="ce2">
            <text:p>10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LLA CRISTINA RAMOS DA SILVA</text:p>
          </table:table-cell>
          <table:table-cell office:value-type="date" office:date-value="2003-04-09T00:00:00" table:style-name="ce2">
            <text:p>09/04/2003</text:p>
          </table:table-cell>
          <table:table-cell office:value-type="string" table:style-name="ce1">
            <text:p>22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1.860.324-00</text:p>
          </table:table-cell>
          <table:table-cell office:value-type="float" office:value="898003483735056" table:style-name="ce1">
            <text:p>8,98003E+14</text:p>
          </table:table-cell>
          <table:table-cell office:value-type="string" table:style-name="ce1">
            <text:p>(81) 99684-52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8° SUBID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3" table:style-name="ce1">
            <text:p>68,3</text:p>
          </table:table-cell>
          <table:table-cell office:value-type="float" office:value="165" table:style-name="ce1">
            <text:p>165</text:p>
          </table:table-cell>
          <table:table-cell office:value-type="date" office:date-value="2024-06-18T00:00:00" table:style-name="ce2">
            <text:p>18/06/2024</text:p>
          </table:table-cell>
          <table:table-cell office:value-type="string" table:style-name="ce1">
            <text:p>120/80</text:p>
          </table:table-cell>
          <table:table-cell office:value-type="date" office:date-value="2024-06-18T00:00:00" table:style-name="ce2">
            <text:p>18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ZIANE FRANCELINA DE OLIVEIRA</text:p>
          </table:table-cell>
          <table:table-cell office:value-type="date" office:date-value="1994-07-04T00:00:00" table:style-name="ce2">
            <text:p>04/07/1994</text:p>
          </table:table-cell>
          <table:table-cell office:value-type="string" table:style-name="ce1">
            <text:p>31 anos e 1 mê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912.784-32</text:p>
          </table:table-cell>
          <table:table-cell office:value-type="float" office:value="702505363791338" table:style-name="ce1">
            <text:p>7,02505E+14</text:p>
          </table:table-cell>
          <table:table-cell office:value-type="string" table:style-name="ce1">
            <text:p>(81) 98485-15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órrego da bica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5" table:style-name="ce1">
            <text:p>77,95</text:p>
          </table:table-cell>
          <table:table-cell office:value-type="float" office:value="152" table:style-name="ce1">
            <text:p>152</text:p>
          </table:table-cell>
          <table:table-cell office:value-type="date" office:date-value="2020-09-22T00:00:00" table:style-name="ce2">
            <text:p>22/09/2020</text:p>
          </table:table-cell>
          <table:table-cell office:value-type="string" table:style-name="ce1">
            <text:p>120/70</text:p>
          </table:table-cell>
          <table:table-cell office:value-type="date" office:date-value="2021-05-11T00:00:00" table:style-name="ce2">
            <text:p>11/05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4" table:style-name="ce1">
            <text:p>27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MARIA DA SILVA</text:p>
          </table:table-cell>
          <table:table-cell office:value-type="date" office:date-value="1993-04-16T00:00:00" table:style-name="ce2">
            <text:p>16/04/1993</text:p>
          </table:table-cell>
          <table:table-cell office:value-type="string" table:style-name="ce1">
            <text:p>32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611.364-85</text:p>
          </table:table-cell>
          <table:table-cell office:value-type="float" office:value="706002331481044" table:style-name="ce1">
            <text:p>7,06002E+14</text:p>
          </table:table-cell>
          <table:table-cell office:value-type="string" table:style-name="ce1">
            <text:p>(81) 98556-95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túrio de barros</text:p>
          </table:table-cell>
          <table:table-cell office:value-type="string" table:style-name="ce1">
            <text:p>3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40/85</text:p>
          </table:table-cell>
          <table:table-cell office:value-type="date" office:date-value="2025-04-01T00:00:00" table:style-name="ce2">
            <text:p>01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2" table:style-name="ce1">
            <text:p>19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SSANDRA VANDELINO DA SILVA</text:p>
          </table:table-cell>
          <table:table-cell office:value-type="date" office:date-value="1990-07-10T00:00:00" table:style-name="ce2">
            <text:p>10/07/1990</text:p>
          </table:table-cell>
          <table:table-cell office:value-type="string" table:style-name="ce1">
            <text:p>35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3.732.104-93</text:p>
          </table:table-cell>
          <table:table-cell office:value-type="float" office:value="703407248851413" table:style-name="ce1">
            <text:p>7,03407E+14</text:p>
          </table:table-cell>
          <table:table-cell office:value-type="string" table:style-name="ce1">
            <text:p>(81) 98877-19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lando vera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0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70</text:p>
          </table:table-cell>
          <table:table-cell office:value-type="date" office:date-value="2022-10-04T00:00:00" table:style-name="ce2">
            <text:p>04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6" table:style-name="ce1">
            <text:p>16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BEATRIZ DA SILVA SANTOS</text:p>
          </table:table-cell>
          <table:table-cell office:value-type="date" office:date-value="2002-07-20T00:00:00" table:style-name="ce2">
            <text:p>20/07/2002</text:p>
          </table:table-cell>
          <table:table-cell office:value-type="string" table:style-name="ce1">
            <text:p>23 anos e 1 mê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009.024-17</text:p>
          </table:table-cell>
          <table:table-cell office:value-type="float" office:value="898004204564919" table:style-name="ce1">
            <text:p>8,98004E+14</text:p>
          </table:table-cell>
          <table:table-cell office:value-type="string" table:style-name="ce1">
            <text:p>(81) 98353-53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joão da silva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8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8" table:style-name="ce1">
            <text:p>92,8</text:p>
          </table:table-cell>
          <table:table-cell office:value-type="float" office:value="158" table:style-name="ce1">
            <text:p>158</text:p>
          </table:table-cell>
          <table:table-cell office:value-type="date" office:date-value="2024-04-08T00:00:00" table:style-name="ce2">
            <text:p>08/04/2024</text:p>
          </table:table-cell>
          <table:table-cell office:value-type="string" table:style-name="ce1">
            <text:p>135/87</text:p>
          </table:table-cell>
          <table:table-cell office:value-type="date" office:date-value="2024-06-25T00:00:00" table:style-name="ce2">
            <text:p>25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KARINA DA SILVA</text:p>
          </table:table-cell>
          <table:table-cell office:value-type="date" office:date-value="1998-03-19T00:00:00" table:style-name="ce2">
            <text:p>19/03/1998</text:p>
          </table:table-cell>
          <table:table-cell office:value-type="string" table:style-name="ce1">
            <text:p>27 anos e 5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837.334-05</text:p>
          </table:table-cell>
          <table:table-cell office:value-type="float" office:value="706803746904427" table:style-name="ce1">
            <text:p>7,06804E+14</text:p>
          </table:table-cell>
          <table:table-cell office:value-type="string" table:style-name="ce1">
            <text:p>(81) 98404-61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3355-44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4613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50</text:p>
          </table:table-cell>
          <table:table-cell office:value-type="date" office:date-value="2023-07-13T00:00:00" table:style-name="ce2">
            <text:p>13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IZA FLORENCIO DA SILVA</text:p>
          </table:table-cell>
          <table:table-cell office:value-type="date" office:date-value="1994-05-01T00:00:00" table:style-name="ce2">
            <text:p>01/05/1994</text:p>
          </table:table-cell>
          <table:table-cell office:value-type="string" table:style-name="ce1">
            <text:p>31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425.744-01</text:p>
          </table:table-cell>
          <table:table-cell office:value-type="float" office:value="700001933854302" table:style-name="ce1">
            <text:p>7,00002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nalista waldete agra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3" table:style-name="ce1">
            <text:p>95,3</text:p>
          </table:table-cell>
          <table:table-cell office:value-type="float" office:value="167" table:style-name="ce1">
            <text:p>167</text:p>
          </table:table-cell>
          <table:table-cell office:value-type="date" office:date-value="2022-11-08T00:00:00" table:style-name="ce2">
            <text:p>08/11/2022</text:p>
          </table:table-cell>
          <table:table-cell office:value-type="string" table:style-name="ce1">
            <text:p>110/80</text:p>
          </table:table-cell>
          <table:table-cell office:value-type="date" office:date-value="2023-04-11T00:00:00" table:style-name="ce2">
            <text:p>11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3" table:style-name="ce1">
            <text:p>16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LOPES DA COSTA</text:p>
          </table:table-cell>
          <table:table-cell office:value-type="date" office:date-value="1987-09-10T00:00:00" table:style-name="ce2">
            <text:p>10/09/1987</text:p>
          </table:table-cell>
          <table:table-cell office:value-type="string" table:style-name="ce1">
            <text:p>37 anos e 11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455.624-61</text:p>
          </table:table-cell>
          <table:table-cell office:value-type="float" office:value="705202425799579" table:style-name="ce1">
            <text:p>7,05202E+14</text:p>
          </table:table-cell>
          <table:table-cell office:value-type="string" table:style-name="ce1">
            <text:p>(81) 98593-88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ultergast</text:p>
          </table:table-cell>
          <table:table-cell office:value-type="string" table:style-name="ce1">
            <text:p>100b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1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56" table:style-name="ce1">
            <text:p>156</text:p>
          </table:table-cell>
          <table:table-cell office:value-type="date" office:date-value="2024-10-03T00:00:00" table:style-name="ce2">
            <text:p>03/10/2024</text:p>
          </table:table-cell>
          <table:table-cell office:value-type="string" table:style-name="ce1">
            <text:p>110/70</text:p>
          </table:table-cell>
          <table:table-cell office:value-type="date" office:date-value="2024-10-03T00:00:00" table:style-name="ce2">
            <text:p>03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LOPES DA SILVA</text:p>
          </table:table-cell>
          <table:table-cell office:value-type="date" office:date-value="2000-12-06T00:00:00" table:style-name="ce2">
            <text:p>06/12/2000</text:p>
          </table:table-cell>
          <table:table-cell office:value-type="string" table:style-name="ce1">
            <text:p>24 anos e 8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2.301.704-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453-54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lando veras</text:p>
          </table:table-cell>
          <table:table-cell office:value-type="string" table:style-name="ce1">
            <text:p>45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0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0/70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ILENE MARIA DA SILVA</text:p>
          </table:table-cell>
          <table:table-cell office:value-type="date" office:date-value="1987-08-06T00:00:00" table:style-name="ce2">
            <text:p>06/08/1987</text:p>
          </table:table-cell>
          <table:table-cell office:value-type="string" table:style-name="ce1">
            <text:p>38 ano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450.894-27</text:p>
          </table:table-cell>
          <table:table-cell office:value-type="float" office:value="700604938267062" table:style-name="ce1">
            <text:p>7,00605E+14</text:p>
          </table:table-cell>
          <table:table-cell office:value-type="string" table:style-name="ce1">
            <text:p>(81) 90000-0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 recuperacao</text:p>
          </table:table-cell>
          <table:table-cell office:value-type="string" table:style-name="ce1">
            <text:p>114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2-11-22T00:00:00" table:style-name="ce2">
            <text:p>22/1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LENE VITORIA VASCONCELOS NOVAIS DOS SANTOS</text:p>
          </table:table-cell>
          <table:table-cell office:value-type="date" office:date-value="2006-07-10T00:00:00" table:style-name="ce2">
            <text:p>10/07/2006</text:p>
          </table:table-cell>
          <table:table-cell office:value-type="string" table:style-name="ce1">
            <text:p>19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232.244-08</text:p>
          </table:table-cell>
          <table:table-cell office:value-type="float" office:value="700601971861862" table:style-name="ce1">
            <text:p>7,00602E+14</text:p>
          </table:table-cell>
          <table:table-cell office:value-type="string" table:style-name="ce1">
            <text:p>(81) 98403-81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túrio de barros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BEIRA DO RI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6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" table:style-name="ce1">
            <text:p>84</text:p>
          </table:table-cell>
          <table:table-cell office:value-type="float" office:value="164" table:style-name="ce1">
            <text:p>164</text:p>
          </table:table-cell>
          <table:table-cell office:value-type="date" office:date-value="2024-11-04T00:00:00" table:style-name="ce2">
            <text:p>04/11/2024</text:p>
          </table:table-cell>
          <table:table-cell office:value-type="string" table:style-name="ce1">
            <text:p>110/70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UDENICE FRANCISCO DOS SANTOS</text:p>
          </table:table-cell>
          <table:table-cell office:value-type="date" office:date-value="1982-02-05T00:00:00" table:style-name="ce2">
            <text:p>05/02/1982</text:p>
          </table:table-cell>
          <table:table-cell office:value-type="string" table:style-name="ce1">
            <text:p>43 anos e 6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8.717.754-90</text:p>
          </table:table-cell>
          <table:table-cell office:value-type="float" office:value="700803485271281" table:style-name="ce1">
            <text:p>7,00803E+14</text:p>
          </table:table-cell>
          <table:table-cell office:value-type="string" table:style-name="ce1">
            <text:p>(81) 98968-02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76b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5" table:style-name="ce1">
            <text:p>74,25</text:p>
          </table:table-cell>
          <table:table-cell office:value-type="float" office:value="156" table:style-name="ce1">
            <text:p>156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00/70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NOBRE DE SOUZA ROCHA</text:p>
          </table:table-cell>
          <table:table-cell office:value-type="date" office:date-value="1988-04-06T00:00:00" table:style-name="ce2">
            <text:p>06/04/1988</text:p>
          </table:table-cell>
          <table:table-cell office:value-type="string" table:style-name="ce1">
            <text:p>37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384.524-65</text:p>
          </table:table-cell>
          <table:table-cell office:value-type="float" office:value="700608404017866" table:style-name="ce1">
            <text:p>7,00608E+14</text:p>
          </table:table-cell>
          <table:table-cell office:value-type="string" table:style-name="ce1">
            <text:p>(81) 98583-38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ultergast</text:p>
          </table:table-cell>
          <table:table-cell office:value-type="string" table:style-name="ce1">
            <text:p>95A</text:p>
          </table:table-cell>
          <table:table-cell office:value-type="string" table:style-name="ce1">
            <text:p>BREJO DE PASSARINH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10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53" table:style-name="ce1">
            <text:p>153</text:p>
          </table:table-cell>
          <table:table-cell office:value-type="date" office:date-value="2020-07-27T00:00:00" table:style-name="ce2">
            <text:p>27/07/2020</text:p>
          </table:table-cell>
          <table:table-cell office:value-type="string" table:style-name="ce1">
            <text:p>120/80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HILLYN LETICIA DA SILVA LOPES</text:p>
          </table:table-cell>
          <table:table-cell office:value-type="date" office:date-value="2005-06-06T00:00:00" table:style-name="ce2">
            <text:p>06/06/2005</text:p>
          </table:table-cell>
          <table:table-cell office:value-type="string" table:style-name="ce1">
            <text:p>20 anos e 2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722.564-07</text:p>
          </table:table-cell>
          <table:table-cell office:value-type="float" office:value="898003468708701" table:style-name="ce1">
            <text:p>8,98003E+14</text:p>
          </table:table-cell>
          <table:table-cell office:value-type="string" table:style-name="ce1">
            <text:p>(81) 98324-84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ultergast</text:p>
          </table:table-cell>
          <table:table-cell office:value-type="string" table:style-name="ce1">
            <text:p>100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90/60</text:p>
          </table:table-cell>
          <table:table-cell office:value-type="date" office:date-value="2021-07-22T00:00:00" table:style-name="ce2">
            <text:p>22/07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8" table:style-name="ce1">
            <text:p>24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ISE BARBOSA DE LIMA</text:p>
          </table:table-cell>
          <table:table-cell office:value-type="date" office:date-value="1989-02-22T00:00:00" table:style-name="ce2">
            <text:p>22/02/1989</text:p>
          </table:table-cell>
          <table:table-cell office:value-type="string" table:style-name="ce1">
            <text:p>36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917.304-50</text:p>
          </table:table-cell>
          <table:table-cell office:value-type="float" office:value="701208027514119" table:style-name="ce1">
            <text:p>7,01208E+14</text:p>
          </table:table-cell>
          <table:table-cell office:value-type="string" table:style-name="ce1">
            <text:p>(81) 98756-26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23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A VICTORIA SANTANA DA SILVA</text:p>
          </table:table-cell>
          <table:table-cell office:value-type="date" office:date-value="2004-01-18T00:00:00" table:style-name="ce2">
            <text:p>18/01/2004</text:p>
          </table:table-cell>
          <table:table-cell office:value-type="string" table:style-name="ce1">
            <text:p>21 anos e 7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620.234-62</text:p>
          </table:table-cell>
          <table:table-cell office:value-type="float" office:value="701309670782430" table:style-name="ce1">
            <text:p>7,0131E+14</text:p>
          </table:table-cell>
          <table:table-cell office:value-type="string" table:style-name="ce1">
            <text:p>(81) 98502-21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nalista waldete agra</text:p>
          </table:table-cell>
          <table:table-cell office:value-type="string" table:style-name="ce1">
            <text:p>19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0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60" table:style-name="ce1">
            <text:p>16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0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LICE DOS SANTOS MACEDO CITONIO</text:p>
          </table:table-cell>
          <table:table-cell office:value-type="date" office:date-value="1996-10-02T00:00:00" table:style-name="ce2">
            <text:p>02/10/1996</text:p>
          </table:table-cell>
          <table:table-cell office:value-type="string" table:style-name="ce1">
            <text:p>28 anos e 10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677.174-08</text:p>
          </table:table-cell>
          <table:table-cell office:value-type="float" office:value="702104746109893" table:style-name="ce1">
            <text:p>7,02105E+14</text:p>
          </table:table-cell>
          <table:table-cell office:value-type="string" table:style-name="ce1">
            <text:p>(81) 99823-21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túrio de barros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60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90</text:p>
          </table:table-cell>
          <table:table-cell office:value-type="date" office:date-value="2023-07-27T00:00:00" table:style-name="ce2">
            <text:p>27/07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8" table:style-name="ce1">
            <text:p>23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A DOS SANTOS SILVA</text:p>
          </table:table-cell>
          <table:table-cell office:value-type="date" office:date-value="2003-09-24T00:00:00" table:style-name="ce2">
            <text:p>24/09/2003</text:p>
          </table:table-cell>
          <table:table-cell office:value-type="string" table:style-name="ce1">
            <text:p>21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700007171133707" table:style-name="ce1">
            <text:p>7,00007E+14</text:p>
          </table:table-cell>
          <table:table-cell office:value-type="string" table:style-name="ce1">
            <text:p>(81) 98678-23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túrio de barro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6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110/60</text:p>
          </table:table-cell>
          <table:table-cell office:value-type="date" office:date-value="2025-07-15T00:00:00" table:style-name="ce2">
            <text:p>15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UDIA MARINHO DA SILVA</text:p>
          </table:table-cell>
          <table:table-cell office:value-type="date" office:date-value="2004-12-30T00:00:00" table:style-name="ce2">
            <text:p>30/12/2004</text:p>
          </table:table-cell>
          <table:table-cell office:value-type="string" table:style-name="ce1">
            <text:p>20 anos e 8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597.864-70</text:p>
          </table:table-cell>
          <table:table-cell office:value-type="float" office:value="701205019122816" table:style-name="ce1">
            <text:p>7,01205E+14</text:p>
          </table:table-cell>
          <table:table-cell office:value-type="string" table:style-name="ce1">
            <text:p>(81) 98503-5690</text:p>
          </table:table-cell>
          <table:table-cell office:value-type="string" table:style-name="ce1">
            <text:p>(81) 3266-3234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ta</text:p>
          </table:table-cell>
          <table:table-cell office:value-type="float" office:value="2554" table:style-name="ce1">
            <text:p>25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70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80</text:p>
          </table:table-cell>
          <table:table-cell office:value-type="date" office:date-value="2023-05-16T00:00:00" table:style-name="ce2">
            <text:p>16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9" table:style-name="ce1">
            <text:p>18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LA FERNANDA BARBOSA DA SILVA</text:p>
          </table:table-cell>
          <table:table-cell office:value-type="date" office:date-value="2003-01-08T00:00:00" table:style-name="ce2">
            <text:p>08/01/2003</text:p>
          </table:table-cell>
          <table:table-cell office:value-type="string" table:style-name="ce1">
            <text:p>22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4.052.894-96</text:p>
          </table:table-cell>
          <table:table-cell office:value-type="float" office:value="700107962007811" table:style-name="ce1">
            <text:p>7,00108E+14</text:p>
          </table:table-cell>
          <table:table-cell office:value-type="string" table:style-name="ce1">
            <text:p>(81) 8798-66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a telh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BIDA DA BET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50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70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VYLLA MARIA CAVALCANTI DE LIMA</text:p>
          </table:table-cell>
          <table:table-cell office:value-type="date" office:date-value="1998-12-25T00:00:00" table:style-name="ce2">
            <text:p>25/12/1998</text:p>
          </table:table-cell>
          <table:table-cell office:value-type="string" table:style-name="ce1">
            <text:p>26 anos e 8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5.919.424-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791-9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aú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10/75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LAVIA VITORIA HOLANDA DA SILVA</text:p>
          </table:table-cell>
          <table:table-cell office:value-type="date" office:date-value="2003-04-10T00:00:00" table:style-name="ce2">
            <text:p>10/04/2003</text:p>
          </table:table-cell>
          <table:table-cell office:value-type="string" table:style-name="ce1">
            <text:p>22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281.534-07</text:p>
          </table:table-cell>
          <table:table-cell office:value-type="float" office:value="707106864953220" table:style-name="ce1">
            <text:p>7,07107E+14</text:p>
          </table:table-cell>
          <table:table-cell office:value-type="string" table:style-name="ce1">
            <text:p>(81) 98435-52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ritiba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0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4-02-23T00:00:00" table:style-name="ce2">
            <text:p>23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URA LIMA DA SILVA</text:p>
          </table:table-cell>
          <table:table-cell office:value-type="date" office:date-value="2004-04-04T00:00:00" table:style-name="ce2">
            <text:p>04/04/2004</text:p>
          </table:table-cell>
          <table:table-cell office:value-type="string" table:style-name="ce1">
            <text:p>21 anos e 4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649.284-30</text:p>
          </table:table-cell>
          <table:table-cell office:value-type="float" office:value="707402067754570" table:style-name="ce1">
            <text:p>7,07402E+14</text:p>
          </table:table-cell>
          <table:table-cell office:value-type="string" table:style-name="ce1">
            <text:p>(81) 99730-61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a telha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80</text:p>
          </table:table-cell>
          <table:table-cell office:value-type="date" office:date-value="2021-09-17T00:00:00" table:style-name="ce2">
            <text:p>17/09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8" table:style-name="ce1">
            <text:p>23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LIANE LUCAS DA SILVA</text:p>
          </table:table-cell>
          <table:table-cell office:value-type="date" office:date-value="1994-08-22T00:00:00" table:style-name="ce2">
            <text:p>22/08/1994</text:p>
          </table:table-cell>
          <table:table-cell office:value-type="string" table:style-name="ce1">
            <text:p>31 ano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954.234-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94-9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araú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33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10/8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Habitual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GOMES DA SILVA</text:p>
          </table:table-cell>
          <table:table-cell office:value-type="date" office:date-value="2007-02-14T00:00:00" table:style-name="ce2">
            <text:p>14/02/2007</text:p>
          </table:table-cell>
          <table:table-cell office:value-type="string" table:style-name="ce1">
            <text:p>18 anos e 6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111.834-32</text:p>
          </table:table-cell>
          <table:table-cell office:value-type="float" office:value="898004048136366" table:style-name="ce1">
            <text:p>8,98004E+14</text:p>
          </table:table-cell>
          <table:table-cell office:value-type="string" table:style-name="ce1">
            <text:p>(81) 99699-5970</text:p>
          </table:table-cell>
          <table:table-cell office:value-type="string" table:style-name="ce1">
            <text:p>(81) 98562-8254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ta</text:p>
          </table:table-cell>
          <table:table-cell office:value-type="float" office:value="2556" table:style-name="ce1">
            <text:p>255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22-10-20T00:00:00" table:style-name="ce2">
            <text:p>20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7" table:style-name="ce1">
            <text:p>18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LEY HELENA PEREIRA AGUIAR</text:p>
          </table:table-cell>
          <table:table-cell office:value-type="date" office:date-value="1999-11-23T00:00:00" table:style-name="ce2">
            <text:p>23/11/1999</text:p>
          </table:table-cell>
          <table:table-cell office:value-type="string" table:style-name="ce1">
            <text:p>25 anos e 9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4.696.494-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984-98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ritib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0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4" table:style-name="ce1">
            <text:p>94,4</text:p>
          </table:table-cell>
          <table:table-cell office:value-type="float" office:value="161" table:style-name="ce1">
            <text:p>161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110/6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DOS ANJOS TENÓRIO</text:p>
          </table:table-cell>
          <table:table-cell office:value-type="date" office:date-value="1994-07-22T00:00:00" table:style-name="ce2">
            <text:p>22/07/1994</text:p>
          </table:table-cell>
          <table:table-cell office:value-type="string" table:style-name="ce1">
            <text:p>31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9.687.564-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573-13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a telh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MUNIZ DA PAIXAO</text:p>
          </table:table-cell>
          <table:table-cell office:value-type="date" office:date-value="1984-11-22T00:00:00" table:style-name="ce2">
            <text:p>22/11/1984</text:p>
          </table:table-cell>
          <table:table-cell office:value-type="string" table:style-name="ce1">
            <text:p>40 anos e 9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9.558.444-65</text:p>
          </table:table-cell>
          <table:table-cell office:value-type="float" office:value="703602092025035" table:style-name="ce1">
            <text:p>7,03602E+14</text:p>
          </table:table-cell>
          <table:table-cell office:value-type="string" table:style-name="ce1">
            <text:p>(81) 99404-05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eritiba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20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7" table:style-name="ce1">
            <text:p>67,7</text:p>
          </table:table-cell>
          <table:table-cell office:value-type="float" office:value="163" table:style-name="ce1">
            <text:p>163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120/70</text:p>
          </table:table-cell>
          <table:table-cell office:value-type="date" office:date-value="2023-12-21T00:00:00" table:style-name="ce2">
            <text:p>21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" table:style-name="ce1">
            <text:p>12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EVERINA RAMOS DA SILVA</text:p>
          </table:table-cell>
          <table:table-cell office:value-type="date" office:date-value="1959-09-09T00:00:00" table:style-name="ce2">
            <text:p>09/09/1959</text:p>
          </table:table-cell>
          <table:table-cell office:value-type="string" table:style-name="ce1">
            <text:p>65 anos e 11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35.998.084-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23-32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ruraí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1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60" table:style-name="ce1">
            <text:p>160</text:p>
          </table:table-cell>
          <table:table-cell office:value-type="date" office:date-value="2024-10-03T00:00:00" table:style-name="ce2">
            <text:p>03/10/2024</text:p>
          </table:table-cell>
          <table:table-cell office:value-type="string" table:style-name="ce1">
            <text:p>100/70</text:p>
          </table:table-cell>
          <table:table-cell office:value-type="date" office:date-value="2024-10-03T00:00:00" table:style-name="ce2">
            <text:p>03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NASCIMENTO DA SILVA</text:p>
          </table:table-cell>
          <table:table-cell office:value-type="date" office:date-value="1997-12-04T00:00:00" table:style-name="ce2">
            <text:p>04/12/1997</text:p>
          </table:table-cell>
          <table:table-cell office:value-type="string" table:style-name="ce1">
            <text:p>27 anos e 8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802.464-26</text:p>
          </table:table-cell>
          <table:table-cell office:value-type="float" office:value="707408036128878" table:style-name="ce1">
            <text:p>7,07408E+14</text:p>
          </table:table-cell>
          <table:table-cell office:value-type="string" table:style-name="ce1">
            <text:p>(81) 98854-24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35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622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1" table:style-name="ce1">
            <text:p>93,1</text:p>
          </table:table-cell>
          <table:table-cell office:value-type="float" office:value="167" table:style-name="ce1">
            <text:p>167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120/70</text:p>
          </table:table-cell>
          <table:table-cell office:value-type="date" office:date-value="2025-06-18T00:00:00" table:style-name="ce2">
            <text:p>18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UDIA ANDRADE FREITAS</text:p>
          </table:table-cell>
          <table:table-cell office:value-type="date" office:date-value="1988-04-18T00:00:00" table:style-name="ce2">
            <text:p>18/04/1988</text:p>
          </table:table-cell>
          <table:table-cell office:value-type="string" table:style-name="ce1">
            <text:p>37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2.759.674-06</text:p>
          </table:table-cell>
          <table:table-cell office:value-type="float" office:value="704000807788160" table:style-name="ce1">
            <text:p>7,04001E+14</text:p>
          </table:table-cell>
          <table:table-cell office:value-type="string" table:style-name="ce1">
            <text:p>(81) 98417-43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32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6" table:style-name="ce1">
            <text:p>87,6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0/70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LUIZA ANDRADE DA SILVA</text:p>
          </table:table-cell>
          <table:table-cell office:value-type="date" office:date-value="2007-07-31T00:00:00" table:style-name="ce2">
            <text:p>31/07/2007</text:p>
          </table:table-cell>
          <table:table-cell office:value-type="string" table:style-name="ce1">
            <text:p>18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4.054.524-59</text:p>
          </table:table-cell>
          <table:table-cell office:value-type="float" office:value="898003023309428" table:style-name="ce1">
            <text:p>8,98003E+14</text:p>
          </table:table-cell>
          <table:table-cell office:value-type="string" table:style-name="ce1">
            <text:p>(81) 98417-4341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32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5" table:style-name="ce1">
            <text:p>83,5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8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RAFAELA MARIA DE LIMA</text:p>
          </table:table-cell>
          <table:table-cell office:value-type="date" office:date-value="1995-03-30T00:00:00" table:style-name="ce2">
            <text:p>30/03/1995</text:p>
          </table:table-cell>
          <table:table-cell office:value-type="string" table:style-name="ce1">
            <text:p>30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5.135.004-80</text:p>
          </table:table-cell>
          <table:table-cell office:value-type="float" office:value="708602599453083" table:style-name="ce1">
            <text:p>7,08603E+14</text:p>
          </table:table-cell>
          <table:table-cell office:value-type="string" table:style-name="ce1">
            <text:p>(81) 99935-13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550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53.5" table:style-name="ce1">
            <text:p>153,5</text:p>
          </table:table-cell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110/70</text:p>
          </table:table-cell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Habitual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ROQUE DO NASCIMENTO</text:p>
          </table:table-cell>
          <table:table-cell office:value-type="date" office:date-value="1997-03-31T00:00:00" table:style-name="ce2">
            <text:p>31/03/1997</text:p>
          </table:table-cell>
          <table:table-cell office:value-type="string" table:style-name="ce1">
            <text:p>28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97.664-60</text:p>
          </table:table-cell>
          <table:table-cell office:value-type="float" office:value="706408652165483" table:style-name="ce1">
            <text:p>7,06409E+14</text:p>
          </table:table-cell>
          <table:table-cell office:value-type="string" table:style-name="ce1">
            <text:p>(81) 99936-03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VILA TETRA 2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0-11-13T00:00:00" table:style-name="ce2">
            <text:p>13/1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6" table:style-name="ce1">
            <text:p>28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EATRIZ GABRIELE DA SILVA</text:p>
          </table:table-cell>
          <table:table-cell office:value-type="date" office:date-value="1994-09-15T00:00:00" table:style-name="ce2">
            <text:p>15/09/1994</text:p>
          </table:table-cell>
          <table:table-cell office:value-type="string" table:style-name="ce1">
            <text:p>30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5.035.224-65</text:p>
          </table:table-cell>
          <table:table-cell office:value-type="float" office:value="200339324110004" table:style-name="ce1">
            <text:p>2,00339E+14</text:p>
          </table:table-cell>
          <table:table-cell office:value-type="string" table:style-name="ce1">
            <text:p>(81) 98516-0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33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6" table:style-name="ce1">
            <text:p>56,6</text:p>
          </table:table-cell>
          <table:table-cell office:value-type="float" office:value="152" table:style-name="ce1">
            <text:p>152</text:p>
          </table:table-cell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118/68</text:p>
          </table:table-cell>
          <table:table-cell office:value-type="date" office:date-value="2024-05-14T00:00:00" table:style-name="ce2">
            <text:p>14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ECIR MARIA DA SILVA</text:p>
          </table:table-cell>
          <table:table-cell office:value-type="date" office:date-value="1986-05-18T00:00:00" table:style-name="ce2">
            <text:p>18/05/1986</text:p>
          </table:table-cell>
          <table:table-cell office:value-type="string" table:style-name="ce1">
            <text:p>39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7.921.834-76</text:p>
          </table:table-cell>
          <table:table-cell office:value-type="float" office:value="703404073392900" table:style-name="ce1">
            <text:p>7,03404E+14</text:p>
          </table:table-cell>
          <table:table-cell office:value-type="string" table:style-name="ce1">
            <text:p>(81) 99669-3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string" table:style-name="ce1">
            <text:p>2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0/70</text:p>
          </table:table-cell>
          <table:table-cell office:value-type="date" office:date-value="2021-11-05T00:00:00" table:style-name="ce2">
            <text:p>05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EDUARDA LOPES DAS NEVES</text:p>
          </table:table-cell>
          <table:table-cell office:value-type="date" office:date-value="1997-08-26T00:00:00" table:style-name="ce2">
            <text:p>26/08/1997</text:p>
          </table:table-cell>
          <table:table-cell office:value-type="string" table:style-name="ce1">
            <text:p>28 ano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035.694-90</text:p>
          </table:table-cell>
          <table:table-cell office:value-type="float" office:value="700806460771682" table:style-name="ce1">
            <text:p>7,00806E+14</text:p>
          </table:table-cell>
          <table:table-cell office:value-type="string" table:style-name="ce1">
            <text:p>(81) 98488-75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 japonês</text:p>
          </table:table-cell>
          <table:table-cell office:value-type="string" table:style-name="ce1">
            <text:p>375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6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10/70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RLANIA ROSALIA DA SILVA</text:p>
          </table:table-cell>
          <table:table-cell office:value-type="date" office:date-value="1992-02-16T00:00:00" table:style-name="ce2">
            <text:p>16/02/1992</text:p>
          </table:table-cell>
          <table:table-cell office:value-type="string" table:style-name="ce1">
            <text:p>33 anos e 6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637.704-77</text:p>
          </table:table-cell>
          <table:table-cell office:value-type="float" office:value="708607521496781" table:style-name="ce1">
            <text:p>7,08608E+14</text:p>
          </table:table-cell>
          <table:table-cell office:value-type="string" table:style-name="ce1">
            <text:p>(81) 99122-54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122-548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BREJO DE GUABIRAB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4" table:style-name="ce1">
            <text:p>87,4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70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ULIA TEREZA DE ABREU</text:p>
          </table:table-cell>
          <table:table-cell office:value-type="date" office:date-value="1997-10-02T00:00:00" table:style-name="ce2">
            <text:p>02/10/1997</text:p>
          </table:table-cell>
          <table:table-cell office:value-type="string" table:style-name="ce1">
            <text:p>27 anos e 10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153.164-92</text:p>
          </table:table-cell>
          <table:table-cell office:value-type="float" office:value="898004024558333" table:style-name="ce1">
            <text:p>8,98004E+14</text:p>
          </table:table-cell>
          <table:table-cell office:value-type="string" table:style-name="ce1">
            <text:p>(81) 98608-14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60</text:p>
          </table:table-cell>
          <table:table-cell office:value-type="date" office:date-value="2021-05-28T00:00:00" table:style-name="ce2">
            <text:p>28/05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8" table:style-name="ce1">
            <text:p>25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CUSTODIO DE OLIVEIRA</text:p>
          </table:table-cell>
          <table:table-cell office:value-type="date" office:date-value="1993-09-05T00:00:00" table:style-name="ce2">
            <text:p>05/09/1993</text:p>
          </table:table-cell>
          <table:table-cell office:value-type="string" table:style-name="ce1">
            <text:p>31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0.947.724-45</text:p>
          </table:table-cell>
          <table:table-cell office:value-type="float" office:value="700504521990657" table:style-name="ce1">
            <text:p>7,00505E+14</text:p>
          </table:table-cell>
          <table:table-cell office:value-type="string" table:style-name="ce1">
            <text:p>(81) 99947-25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anta tereza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40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CHAVES DA SILVA</text:p>
          </table:table-cell>
          <table:table-cell office:value-type="date" office:date-value="1993-11-20T00:00:00" table:style-name="ce2">
            <text:p>20/11/1993</text:p>
          </table:table-cell>
          <table:table-cell office:value-type="string" table:style-name="ce1">
            <text:p>31 anos e 9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911.184-81</text:p>
          </table:table-cell>
          <table:table-cell office:value-type="float" office:value="702809520638370" table:style-name="ce1">
            <text:p>7,0281E+14</text:p>
          </table:table-cell>
          <table:table-cell office:value-type="string" table:style-name="ce1">
            <text:p>(81) 98318-65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string" table:style-name="ce1">
            <text:p>4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4" table:style-name="ce1">
            <text:p>84,4</text:p>
          </table:table-cell>
          <table:table-cell office:value-type="float" office:value="176" table:style-name="ce1">
            <text:p>176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20/8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Alto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PEREIRA GOMES MACIEL</text:p>
          </table:table-cell>
          <table:table-cell office:value-type="date" office:date-value="2002-09-24T00:00:00" table:style-name="ce2">
            <text:p>24/09/2002</text:p>
          </table:table-cell>
          <table:table-cell office:value-type="string" table:style-name="ce1">
            <text:p>22 anos e 11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6.851.904-07</text:p>
          </table:table-cell>
          <table:table-cell office:value-type="float" office:value="704600616249227" table:style-name="ce1">
            <text:p>7,04601E+14</text:p>
          </table:table-cell>
          <table:table-cell office:value-type="string" table:style-name="ce1">
            <text:p>(81) 99998-33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a bic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LA SAMARA LOURENÇODA SILVA</text:p>
          </table:table-cell>
          <table:table-cell office:value-type="date" office:date-value="2007-06-12T00:00:00" table:style-name="ce2">
            <text:p>12/06/2007</text:p>
          </table:table-cell>
          <table:table-cell office:value-type="string" table:style-name="ce1">
            <text:p>18 anos e 2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0.934.294-32</text:p>
          </table:table-cell>
          <table:table-cell office:value-type="float" office:value="898003447556619" table:style-name="ce1">
            <text:p>8,98003E+14</text:p>
          </table:table-cell>
          <table:table-cell office:value-type="string" table:style-name="ce1">
            <text:p>(81) 99741-13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 japonês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6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66" table:style-name="ce1">
            <text:p>166</text:p>
          </table:table-cell>
          <table:table-cell office:value-type="date" office:date-value="2024-04-12T00:00:00" table:style-name="ce2">
            <text:p>12/04/2024</text:p>
          </table:table-cell>
          <table:table-cell office:value-type="string" table:style-name="ce1">
            <text:p>115/70</text:p>
          </table:table-cell>
          <table:table-cell office:value-type="date" office:date-value="2024-04-12T00:00:00" table:style-name="ce2">
            <text:p>12/04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 VITORIA RODRIGUES DOS SSNTOS</text:p>
          </table:table-cell>
          <table:table-cell office:value-type="date" office:date-value="2002-01-13T00:00:00" table:style-name="ce2">
            <text:p>13/01/2002</text:p>
          </table:table-cell>
          <table:table-cell office:value-type="string" table:style-name="ce1">
            <text:p>23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9.795.804-05</text:p>
          </table:table-cell>
          <table:table-cell office:value-type="float" office:value="705203447978876" table:style-name="ce1">
            <text:p>7,05203E+14</text:p>
          </table:table-cell>
          <table:table-cell office:value-type="string" table:style-name="ce1">
            <text:p>(81) 99127-41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ssa senhora piedade</text:p>
          </table:table-cell>
          <table:table-cell office:value-type="string" table:style-name="ce1">
            <text:p>54A</text:p>
          </table:table-cell>
          <table:table-cell office:value-type="string" table:style-name="ce1">
            <text:p>4 TRAVESSA DA VILA TRET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8" table:style-name="ce1">
            <text:p>48,8</text:p>
          </table:table-cell>
          <table:table-cell office:value-type="float" office:value="155" table:style-name="ce1">
            <text:p>155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100/6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CAVALCANTI SIMÕES</text:p>
          </table:table-cell>
          <table:table-cell office:value-type="date" office:date-value="1993-01-03T00:00:00" table:style-name="ce2">
            <text:p>03/01/1993</text:p>
          </table:table-cell>
          <table:table-cell office:value-type="string" table:style-name="ce1">
            <text:p>32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426.664.428-02</text:p>
          </table:table-cell>
          <table:table-cell office:value-type="float" office:value="700503173331451" table:style-name="ce1">
            <text:p>7,00503E+14</text:p>
          </table:table-cell>
          <table:table-cell office:value-type="string" table:style-name="ce1">
            <text:p>(81) 98969-96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o japonês</text:p>
          </table:table-cell>
          <table:table-cell office:value-type="string" table:style-name="ce1">
            <text:p>120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60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9" table:style-name="ce1">
            <text:p>84,9</text:p>
          </table:table-cell>
          <table:table-cell office:value-type="float" office:value="160" table:style-name="ce1">
            <text:p>160</text:p>
          </table:table-cell>
          <table:table-cell office:value-type="date" office:date-value="2022-06-20T00:00:00" table:style-name="ce2">
            <text:p>20/06/2022</text:p>
          </table:table-cell>
          <table:table-cell office:value-type="string" table:style-name="ce1">
            <text:p>100/60</text:p>
          </table:table-cell>
          <table:table-cell office:value-type="date" office:date-value="2022-06-20T00:00:00" table:style-name="ce2">
            <text:p>20/06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4" table:style-name="ce1">
            <text:p>20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BEATRIZ SANTIAGO DA SILVA</text:p>
          </table:table-cell>
          <table:table-cell office:value-type="date" office:date-value="2003-06-26T00:00:00" table:style-name="ce2">
            <text:p>26/06/2003</text:p>
          </table:table-cell>
          <table:table-cell office:value-type="string" table:style-name="ce1">
            <text:p>22 anos e 2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525.564-35</text:p>
          </table:table-cell>
          <table:table-cell office:value-type="float" office:value="708903772555111" table:style-name="ce1">
            <text:p>7,08904E+14</text:p>
          </table:table-cell>
          <table:table-cell office:value-type="string" table:style-name="ce1">
            <text:p>(81) 98923-75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Fora da área</text:p>
          </table:table-cell>
          <table:table-cell office:value-type="string" table:style-name="ce1">
            <text:p>Córrego da bic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3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58" table:style-name="ce1">
            <text:p>158</text:p>
          </table:table-cell>
          <table:table-cell office:value-type="date" office:date-value="2025-01-27T00:00:00" table:style-name="ce2">
            <text:p>27/01/2025</text:p>
          </table:table-cell>
          <table:table-cell office:value-type="string" table:style-name="ce1">
            <text:p>90/60</text:p>
          </table:table-cell>
          <table:table-cell office:value-type="date" office:date-value="2025-01-27T00:00:00" table:style-name="ce2">
            <text:p>27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MARIA DA SILVA</text:p>
          </table:table-cell>
          <table:table-cell office:value-type="date" office:date-value="2005-09-20T00:00:00" table:style-name="ce2">
            <text:p>20/09/2005</text:p>
          </table:table-cell>
          <table:table-cell office:value-type="string" table:style-name="ce1">
            <text:p>19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5.034.564-09</text:p>
          </table:table-cell>
          <table:table-cell office:value-type="float" office:value="700304994520730" table:style-name="ce1">
            <text:p>7,00305E+14</text:p>
          </table:table-cell>
          <table:table-cell office:value-type="string" table:style-name="ce1">
            <text:p>(81) 98391-36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08-3744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Francisco vita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ORDEIR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630-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15" table:style-name="ce1">
            <text:p>89,15</text:p>
          </table:table-cell>
          <table:table-cell office:value-type="float" office:value="157" table:style-name="ce1">
            <text:p>157</text:p>
          </table:table-cell>
          <table:table-cell office:value-type="date" office:date-value="2024-06-26T00:00:00" table:style-name="ce2">
            <text:p>26/06/2024</text:p>
          </table:table-cell>
          <table:table-cell office:value-type="string" table:style-name="ce1">
            <text:p>110/70</text:p>
          </table:table-cell>
          <table:table-cell office:value-type="date" office:date-value="2024-06-26T00:00:00" table:style-name="ce2">
            <text:p>26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ILANE VITORIA DA SILVA FRANCA</text:p>
          </table:table-cell>
          <table:table-cell office:value-type="date" office:date-value="2007-10-10T00:00:00" table:style-name="ce2">
            <text:p>10/10/2007</text:p>
          </table:table-cell>
          <table:table-cell office:value-type="string" table:style-name="ce1">
            <text:p>17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9.272.524-23</text:p>
          </table:table-cell>
          <table:table-cell office:value-type="float" office:value="898005142291435" table:style-name="ce1">
            <text:p>8,98005E+14</text:p>
          </table:table-cell>
          <table:table-cell office:value-type="string" table:style-name="ce1">
            <text:p>(81) 99351-55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se joao da silv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JANE LOPES DA SILVA</text:p>
          </table:table-cell>
          <table:table-cell office:value-type="date" office:date-value="1996-03-17T00:00:00" table:style-name="ce2">
            <text:p>17/03/1996</text:p>
          </table:table-cell>
          <table:table-cell office:value-type="string" table:style-name="ce1">
            <text:p>29 anos e 5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223.034-09</text:p>
          </table:table-cell>
          <table:table-cell office:value-type="float" office:value="707801691671619" table:style-name="ce1">
            <text:p>7,07802E+14</text:p>
          </table:table-cell>
          <table:table-cell office:value-type="string" table:style-name="ce1">
            <text:p>(81) 98559-81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o nos doi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BREJO DA 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91-57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2" table:style-name="ce1">
            <text:p>88,2</text:p>
          </table:table-cell>
          <table:table-cell office:value-type="float" office:value="156" table:style-name="ce1">
            <text:p>156</text:p>
          </table:table-cell>
          <table:table-cell office:value-type="date" office:date-value="2023-02-15T00:00:00" table:style-name="ce2">
            <text:p>15/02/2023</text:p>
          </table:table-cell>
          <table:table-cell office:value-type="string" table:style-name="ce1">
            <text:p>90/60</text:p>
          </table:table-cell>
          <table:table-cell office:value-type="date" office:date-value="2023-02-15T00:00:00" table:style-name="ce2">
            <text:p>15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6" table:style-name="ce1">
            <text:p>14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ERIA DA SILVA FRANCA</text:p>
          </table:table-cell>
          <table:table-cell office:value-type="date" office:date-value="1988-02-14T00:00:00" table:style-name="ce2">
            <text:p>14/02/1988</text:p>
          </table:table-cell>
          <table:table-cell office:value-type="string" table:style-name="ce1">
            <text:p>37 anos e 6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-</text:p>
          </table:table-cell>
          <table:table-cell office:value-type="float" office:value="209055510300007" table:style-name="ce1">
            <text:p>2,09056E+14</text:p>
          </table:table-cell>
          <table:table-cell office:value-type="string" table:style-name="ce1">
            <text:p>(81) 99465-11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se joao da silv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UABIRAB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158" table:style-name="ce1">
            <text:p>158</text:p>
          </table:table-cell>
          <table:table-cell office:value-type="date" office:date-value="2023-03-09T00:00:00" table:style-name="ce2">
            <text:p>09/03/2023</text:p>
          </table:table-cell>
          <table:table-cell office:value-type="string" table:style-name="ce1">
            <text:p>120/80</text:p>
          </table:table-cell>
          <table:table-cell office:value-type="date" office:date-value="2023-03-09T00:00:00" table:style-name="ce2">
            <text:p>09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4:07Z</meta:creation-date>
    <dc:date>2025-09-16T19:24:07Z</dc:date>
  </office:meta>
</office:document-meta>
</file>